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9000001218FE73D0A495DDF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2.45cm" fo:min-width="7.1cm"/>
    </style:style>
    <style:style style:name="gr2" style:family="graphic" style:parent-style-name="standard">
      <style:graphic-properties draw:fill-color="#ffffff" draw:textarea-horizontal-align="justify" draw:textarea-vertical-align="middle" draw:auto-grow-height="false" fo:min-height="0.65cm" fo:min-width="3.9cm"/>
    </style:style>
    <style:style style:name="gr3" style:family="graphic" style:parent-style-name="standard">
      <style:graphic-properties draw:fill-color="#ffffff" draw:textarea-horizontal-align="justify" draw:textarea-vertical-align="middle" draw:auto-grow-height="false" fo:min-height="10.55cm" fo:min-width="8.1cm"/>
    </style:style>
    <style:style style:name="gr4" style:family="graphic" style:parent-style-name="standard">
      <style:graphic-properties draw:textarea-horizontal-align="justify" draw:textarea-vertical-align="middle" draw:auto-grow-height="false" fo:min-height="1.372cm" fo:min-width="2.454cm" fo:wrap-option="no-wrap"/>
    </style:style>
    <style:style style:name="gr5" style:family="graphic" style:parent-style-name="standard">
      <style:graphic-properties draw:fill-color="#ffff00" draw:textarea-horizontal-align="justify" draw:textarea-vertical-align="middle" draw:auto-grow-height="false" fo:min-height="1.556cm" fo:min-width="4.006cm"/>
    </style:style>
    <style:style style:name="gr6" style:family="graphic" style:parent-style-name="standard">
      <style:graphic-properties draw:fill-color="#92d13d" draw:textarea-horizontal-align="justify" draw:textarea-vertical-align="middle" draw:auto-grow-height="false" fo:min-height="1.646cm" fo:min-width="3.996cm"/>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color="#1e88e5" draw:textarea-horizontal-align="justify" draw:textarea-vertical-align="middle" draw:auto-grow-height="false" fo:min-height="1.646cm" fo:min-width="3.996cm"/>
    </style:style>
    <style:style style:name="gr10" style:family="graphic" style:parent-style-name="standard">
      <style:graphic-properties draw:fill-color="#5755a1" draw:textarea-horizontal-align="justify" draw:textarea-vertical-align="middle" draw:auto-grow-height="false" fo:min-height="1.646cm" fo:min-width="3.996cm"/>
    </style:style>
    <style:style style:name="gr11" style:family="graphic" style:parent-style-name="standard">
      <style:graphic-properties draw:fill-color="#5ca6d8" draw:textarea-horizontal-align="justify" draw:textarea-vertical-align="middle" draw:auto-grow-height="false" fo:min-height="1.646cm" fo:min-width="3.996cm"/>
    </style:style>
    <style:style style:name="gr12" style:family="graphic" style:parent-style-name="objectwithoutfill">
      <style:graphic-properties draw:stroke="dash" draw:stroke-dash="Fine_20_Dashed" draw:marker-end="Arrow" draw:marker-end-width="0.3cm" draw:fill="none" draw:textarea-vertical-align="middle"/>
    </style:style>
    <style:style style:name="gr13" style:family="graphic" style:parent-style-name="standard">
      <style:graphic-properties draw:fill-color="#15a9ce" draw:textarea-horizontal-align="justify" draw:textarea-vertical-align="middle" draw:auto-grow-height="false" fo:min-height="1.556cm" fo:min-width="4.006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5pt" style:font-size-asian="15pt" style:font-size-complex="15pt"/>
    </style:style>
    <style:style style:name="P4" style:family="paragraph">
      <loext:graphic-properties draw:fill-color="#ffff00"/>
      <style:paragraph-properties fo:text-align="center"/>
    </style:style>
    <style:style style:name="P5" style:family="paragraph">
      <loext:graphic-properties draw:fill-color="#92d13d"/>
      <style:paragraph-properties fo:text-align="center"/>
    </style:style>
    <style:style style:name="P6" style:family="paragraph">
      <loext:graphic-properties draw:fill="none"/>
      <style:paragraph-properties fo:text-align="center"/>
    </style:style>
    <style:style style:name="P7" style:family="paragraph">
      <loext:graphic-properties draw:fill-color="#1e88e5"/>
      <style:paragraph-properties fo:text-align="center"/>
    </style:style>
    <style:style style:name="P8" style:family="paragraph">
      <loext:graphic-properties draw:fill-color="#5755a1"/>
      <style:paragraph-properties fo:text-align="center"/>
    </style:style>
    <style:style style:name="P9" style:family="paragraph">
      <loext:graphic-properties draw:fill-color="#5ca6d8"/>
      <style:paragraph-properties fo:text-align="center"/>
    </style:style>
    <style:style style:name="P10" style:family="paragraph">
      <loext:graphic-properties draw:fill-color="#15a9ce"/>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7.6cm" svg:height="12.7cm" svg:x="1.8cm" svg:y="1.5cm">
            <text:p/>
            <draw:enhanced-geometry svg:viewBox="0 0 21600 21600" draw:mirror-horizontal="false" draw:mirror-vertical="false" draw:type="rectangle" draw:enhanced-path="M 0 0 L 21600 0 21600 21600 0 21600 0 0 Z N"/>
          </draw:custom-shape>
          <draw:custom-shape draw:style-name="gr2" draw:text-style-name="P3" draw:layer="layout" svg:width="4.4cm" svg:height="0.9cm" svg:x="1.8cm" svg:y="1.5cm">
            <text:p text:style-name="P2"><text:span text:style-name="T1">Front-End</text:span></text:p>
            <draw:enhanced-geometry svg:viewBox="0 0 21600 21600" draw:mirror-horizontal="false" draw:mirror-vertical="false" draw:type="rectangle" draw:enhanced-path="M 0 0 L 21600 0 21600 21600 0 21600 0 0 Z N"/>
          </draw:custom-shape>
        </draw:g>
        <draw:g>
          <draw:custom-shape draw:style-name="gr3" draw:text-style-name="P1" draw:layer="layout" svg:width="8.6cm" svg:height="10.8cm" svg:x="16.3cm" svg:y="1.5cm">
            <text:p/>
            <draw:enhanced-geometry svg:viewBox="0 0 21600 21600" draw:type="rectangle" draw:enhanced-path="M 0 0 L 21600 0 21600 21600 0 21600 0 0 Z N"/>
          </draw:custom-shape>
          <draw:custom-shape draw:style-name="gr2" draw:text-style-name="P3" draw:layer="layout" svg:width="4.4cm" svg:height="0.9cm" svg:x="16.3cm" svg:y="1.5cm">
            <text:p text:style-name="P2"><text:span text:style-name="T1">Back-End</text:span></text:p>
            <draw:enhanced-geometry svg:viewBox="0 0 21600 21600" draw:type="rectangle" draw:enhanced-path="M 0 0 L 21600 0 21600 21600 0 21600 0 0 Z N"/>
          </draw:custom-shape>
        </draw:g>
        <draw:custom-shape draw:style-name="gr4" draw:text-style-name="P2" xml:id="id4" draw:id="id4" draw:layer="layout" svg:width="4.521cm" svg:height="2.5cm" svg:x="10.9cm" svg:y="2.4cm">
          <text:p text:style-name="P2">Web</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xml:id="id2" draw:id="id2" draw:layer="layout" svg:width="4.7cm" svg:height="2cm" svg:x="17.8cm" svg:y="9.9cm">
          <text:p text:style-name="P2"><text:span text:style-name="T1">Webapp</text:span></text:p>
          <text:p text:style-name="P2"><text:span text:style-name="T1">(NodeJ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1" draw:id="id1" draw:layer="layout" svg:width="4.7cm" svg:height="2.1cm" svg:x="17.8cm" svg:y="5cm">
          <text:p text:style-name="P2"><text:span text:style-name="T1">Server</text:span></text:p>
          <text:p text:style-name="P2"><text:span text:style-name="T1">(Play Framewor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draw:line-skew="0.298cm" svg:x1="22.5cm" svg:y1="6.05cm" svg:x2="22.5cm" svg:y2="10.9cm" draw:start-shape="id1" draw:start-glue-point="1" draw:end-shape="id2" draw:end-glue-point="1" svg:d="M22500 6050h800v4850h-800" svg:viewBox="0 0 801 4851">
          <text:p/>
        </draw:connector>
        <draw:frame draw:style-name="gr8" draw:text-style-name="P6" xml:id="id3" draw:id="id3" draw:layer="layout" svg:width="3.507cm" svg:height="2.5cm" svg:x="2cm" svg:y="2.4cm">
          <draw:image xlink:href="Pictures/10000201000001B9000001218FE73D0A495DDF24.png" xlink:type="simple" xlink:show="embed" xlink:actuate="onLoad">
            <text:p/>
          </draw:image>
        </draw:frame>
        <draw:connector draw:style-name="gr7" draw:text-style-name="P6" draw:layer="layout" svg:x1="5.507cm" svg:y1="3.65cm" svg:x2="10.9cm" svg:y2="3.65cm" draw:start-shape="id3" draw:start-glue-point="1" draw:end-shape="id4" svg:d="M5507 3650h5393" svg:viewBox="0 0 5394 1">
          <text:p/>
        </draw:connector>
        <draw:custom-shape draw:style-name="gr9" draw:text-style-name="P7" xml:id="id6" draw:id="id6" draw:layer="layout" svg:width="4.7cm" svg:height="2.1cm" svg:x="4.301cm" svg:y="11.701cm">
          <text:p text:style-name="P2"><text:span text:style-name="T1">Webapp</text:span></text:p>
          <text:p text:style-name="P2"><text:span text:style-name="T1">(Poly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xml:id="id5" draw:id="id5" draw:layer="layout" svg:width="4.7cm" svg:height="2.1cm" svg:x="4.3cm" svg:y="7.3cm">
          <text:p text:style-name="P2"><text:span text:style-name="T1">MetaModel-Editor</text:span></text:p>
          <text:p text:style-name="P2"><text:span text:style-name="T1">(Rappi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4.3cm" svg:y1="8.35cm" svg:x2="3.753cm" svg:y2="4.9cm" draw:start-shape="id5" draw:start-glue-point="3" draw:end-shape="id3" draw:end-glue-point="2" svg:d="M4300 8350h-547v-3450" svg:viewBox="0 0 548 3451">
          <text:p/>
        </draw:connector>
        <draw:connector draw:style-name="gr7" draw:text-style-name="P6" draw:layer="layout" svg:x1="4.301cm" svg:y1="12.751cm" svg:x2="3.753cm" svg:y2="4.9cm" draw:start-shape="id6" draw:start-glue-point="3" draw:end-shape="id3" draw:end-glue-point="2" svg:d="M4301 12751h-548v-7851" svg:viewBox="0 0 549 7852">
          <text:p/>
        </draw:connector>
        <draw:custom-shape draw:style-name="gr11" draw:text-style-name="P9" xml:id="id7" draw:id="id7" draw:layer="layout" svg:width="4.7cm" svg:height="2.1cm" svg:x="4.301cm" svg:y="5.101cm">
          <text:p text:style-name="P2"><text:span text:style-name="T1">Code-Editor</text:span></text:p>
          <text:p text:style-name="P2"><text:span text:style-name="T1">(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xml:id="id8" draw:id="id8" draw:layer="layout" svg:width="4.7cm" svg:height="2.1cm" svg:x="4.301cm" svg:y="9.501cm">
          <text:p text:style-name="P2"><text:span text:style-name="T1">Model-Editor</text:span></text:p>
          <text:p text:style-name="P2"><text:span text:style-name="T1">(Rappi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4.301cm" svg:y1="6.151cm" svg:x2="3.753cm" svg:y2="4.9cm" draw:start-shape="id7" draw:start-glue-point="3" draw:end-shape="id3" draw:end-glue-point="2" svg:d="M4301 6151h-548v-1251" svg:viewBox="0 0 549 1252">
          <text:p/>
        </draw:connector>
        <draw:connector draw:style-name="gr7" draw:text-style-name="P6" draw:layer="layout" svg:x1="4.301cm" svg:y1="10.551cm" svg:x2="3.753cm" svg:y2="4.9cm" draw:start-shape="id8" draw:start-glue-point="3" draw:end-shape="id3" draw:end-glue-point="2" svg:d="M4301 10551h-548v-5651" svg:viewBox="0 0 549 5652">
          <text:p/>
        </draw:connector>
        <draw:connector draw:style-name="gr12" draw:text-style-name="P6" draw:layer="layout" draw:type="line" svg:x1="9.001cm" svg:y1="12.751cm" svg:x2="17.8cm" svg:y2="6.05cm" draw:start-shape="id6" draw:start-glue-point="1" draw:end-shape="id1" draw:end-glue-point="3" svg:d="M9001 12751l8799-6701" svg:viewBox="0 0 8800 6702">
          <text:p/>
        </draw:connector>
        <draw:connector draw:style-name="gr12" draw:text-style-name="P6" draw:layer="layout" draw:type="line" svg:x1="9.001cm" svg:y1="6.151cm" svg:x2="17.8cm" svg:y2="6.05cm" draw:start-shape="id7" draw:start-glue-point="1" draw:end-shape="id1" svg:d="M9001 6151l8799-101" svg:viewBox="0 0 8800 102">
          <text:p/>
        </draw:connector>
        <draw:connector draw:style-name="gr12" draw:text-style-name="P6" draw:layer="layout" draw:type="line" svg:x1="9cm" svg:y1="8.35cm" svg:x2="17.8cm" svg:y2="6.05cm" draw:start-shape="id5" draw:start-glue-point="1" draw:end-shape="id1" draw:end-glue-point="3" svg:d="M9000 8350l8800-2300" svg:viewBox="0 0 8801 2301">
          <text:p/>
        </draw:connector>
        <draw:connector draw:style-name="gr12" draw:text-style-name="P6" draw:layer="layout" draw:type="line" svg:x1="9.001cm" svg:y1="10.551cm" svg:x2="17.8cm" svg:y2="6.05cm" draw:start-shape="id8" draw:start-glue-point="1" draw:end-shape="id1" draw:end-glue-point="3" svg:d="M9001 10551l8799-4501" svg:viewBox="0 0 8800 4502">
          <text:p/>
        </draw:connector>
        <draw:connector draw:style-name="gr7" draw:text-style-name="P6" draw:layer="layout" svg:x1="15.421cm" svg:y1="3.65cm" svg:x2="20.15cm" svg:y2="5cm" draw:start-shape="id4" draw:end-shape="id1" draw:end-glue-point="0" svg:d="M15421 3650h4729v1350" svg:viewBox="0 0 4730 1351">
          <text:p/>
        </draw:connector>
        <draw:custom-shape draw:style-name="gr13" draw:text-style-name="P10" xml:id="id9" draw:id="id9" draw:layer="layout" svg:width="4.7cm" svg:height="2cm" svg:x="17.8cm" svg:y="7.5cm">
          <text:p text:style-name="P2"><text:span text:style-name="T1">GeneratorControl</text:span></text:p>
          <text:p text:style-name="P2"><text:span text:style-name="T1">(Akka 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6" draw:layer="layout" draw:type="line" svg:x1="9.001cm" svg:y1="12.751cm" svg:x2="17.8cm" svg:y2="10.9cm" draw:start-shape="id6" draw:start-glue-point="1" draw:end-shape="id2" draw:end-glue-point="3" svg:d="M9001 12751l8799-1851" svg:viewBox="0 0 8800 1852">
          <text:p/>
        </draw:connector>
        <draw:connector draw:style-name="gr7" draw:text-style-name="P6" draw:layer="layout" draw:line-skew="0.298cm" svg:x1="22.5cm" svg:y1="6.05cm" svg:x2="22.5cm" svg:y2="8.5cm" draw:start-shape="id1" draw:start-glue-point="1" draw:end-shape="id9" svg:d="M22500 6050h800v2450h-800" svg:viewBox="0 0 801 2451">
          <text:p/>
        </draw:connector>
        <draw:connector draw:style-name="gr12" draw:text-style-name="P6" draw:layer="layout" draw:type="line" svg:x1="9.001cm" svg:y1="10.551cm" svg:x2="17.8cm" svg:y2="10.9cm" draw:start-shape="id8" draw:start-glue-point="1" draw:end-shape="id2" draw:end-glue-point="3" svg:d="M9001 10551l8799 349" svg:viewBox="0 0 8800 350">
          <text:p/>
        </draw:connector>
        <draw:connector draw:style-name="gr12" draw:text-style-name="P6" draw:layer="layout" draw:type="line" svg:x1="9cm" svg:y1="8.35cm" svg:x2="17.8cm" svg:y2="10.9cm" draw:start-shape="id5" draw:start-glue-point="1" draw:end-shape="id2" draw:end-glue-point="3" svg:d="M9000 8350l8800 2550" svg:viewBox="0 0 8801 2551">
          <text:p/>
        </draw:connector>
        <draw:connector draw:style-name="gr12" draw:text-style-name="P6" draw:layer="layout" draw:type="line" svg:x1="9.001cm" svg:y1="12.751cm" svg:x2="17.8cm" svg:y2="8.5cm" draw:start-shape="id6" draw:start-glue-point="1" draw:end-shape="id9" draw:end-glue-point="3" svg:d="M9001 12751l8799-4251" svg:viewBox="0 0 8800 4252">
          <text:p/>
        </draw:connector>
        <draw:connector draw:style-name="gr12" draw:text-style-name="P6" draw:layer="layout" draw:type="line" svg:x1="9.001cm" svg:y1="6.151cm" svg:x2="17.8cm" svg:y2="10.9cm" draw:start-shape="id7" draw:start-glue-point="1" draw:end-shape="id2" svg:d="M9001 6151l8799 4749" svg:viewBox="0 0 8800 4750">
          <text:p/>
        </draw:connector>
        <draw:connector draw:style-name="gr12" draw:text-style-name="P6" draw:layer="layout" draw:type="line" svg:x1="9.001cm" svg:y1="10.551cm" svg:x2="17.8cm" svg:y2="8.5cm" draw:start-shape="id8" draw:start-glue-point="1" draw:end-shape="id9" svg:d="M9001 10551l8799-2051" svg:viewBox="0 0 8800 205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1T17:24:17.298106295</meta:creation-date>
    <dc:date>2018-02-24T00:31:47.354968488</dc:date>
    <meta:editing-duration>PT1H41M13S</meta:editing-duration>
    <meta:editing-cycles>19</meta:editing-cycles>
    <meta:generator>LibreOffice/5.1.6.2$Linux_X86_64 LibreOffice_project/10m0$Build-2</meta:generator>
    <meta:document-statistic meta:object-count="33"/>
  </office:meta>
</office:document-meta>
</file>